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87b" officeooo:paragraph-rsid="000af87b"/>
    </style:style>
    <style:style style:name="P2" style:family="paragraph" style:parent-style-name="Standard">
      <style:text-properties style:font-name="Times New Roman" officeooo:rsid="000af87b" officeooo:paragraph-rsid="000af87b"/>
    </style:style>
    <style:style style:name="P3" style:family="paragraph" style:parent-style-name="Standard">
      <style:text-properties officeooo:paragraph-rsid="000af87b"/>
    </style:style>
    <style:style style:name="T1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Roboto" fo:font-size="12pt" fo:letter-spacing="normal" fo:language="en" fo:country="US" fo:font-style="normal" fo:font-weight="normal"/>
    </style:style>
    <style:style style:name="T3" style:family="text">
      <style:text-properties fo:font-variant="normal" fo:text-transform="none" fo:color="#000000" style:font-name="Roboto" fo:font-size="12pt" fo:letter-spacing="normal" fo:language="ru" fo:country="RU" fo:font-style="normal" fo:font-weight="normal"/>
    </style:style>
    <style:style style:name="T4" style:family="text">
      <style:text-properties fo:font-variant="normal" fo:text-transform="none" fo:color="#000000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0af8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Кадровые перестановки</text:p>
      <text:p text:style-name="P2">"Руководящий пост занял бывший президент TELE2 Дмитрий Страшнов, который привёл за собой коллег из старой команды и пригласил топ-менеджеров из других компаний". </text:p>
      <text:p text:style-name="P2">"руководители филиалов начали уходить, а в ГЦ МПП и АСЦ руководство было сменено сразу же."</text:p>
      <text:p text:style-name="P2"/>
      <text:p text:style-name="P2">2. Налаживание внутренних и внешних связей.</text:p>
      <text:p text:style-name="P2">"Новое руководство постаралось решить эту проблему при помощи ежедневных планёрок с филиалами"</text:p>
      <text:p text:style-name="P2">"новая команда постаралась восстановить отношения с таможней"</text:p>
      <text:p text:style-name="P2">"постаралась улучшить условия труда таможенников"</text:p>
      <text:p text:style-name="P2">"Страшнова начала снижать долю агентов и заключать прямые контракты"</text:p>
      <text:p text:style-name="P2">"ведомство заключило прямой контракт с ФПК"</text:p>
      <text:p text:style-name="P2"/>
      <text:p text:style-name="P2">3.Расширение инфраструктуры</text:p>
      <text:p text:style-name="P2"><text:span text:style-name="T4">"</text:span><text:span text:style-name="T1">«Почта России» начала создавать новый сортировочный»</text:span><text:span text:style-name="T4">"</text:span></text:p>
      <text:p text:style-name="P3"><text:span text:style-name="T6">"</text:span><text:span text:style-name="T1">купила складские помещения площадью 65 тысяч</text:span><text:span text:style-name="T4"> </text:span><text:span text:style-name="T6">"</text:span></text:p>
      <text:p text:style-name="P3"><text:span text:style-name="T6">"</text:span><text:span text:style-name="T1">установила итальянское оборудование позволяющее производить автоматическую сортировку.</text:span><text:span text:style-name="T4"> </text:span><text:span text:style-name="T6">"</text:span></text:p>
      <text:p text:style-name="P3"><text:span text:style-name="T6"/></text:p>
      <text:p text:style-name="P1"><text:span text:style-name="T6">4.</text:span><text:span text:style-name="T5">Перспиктивы</text:span></text:p>
      <text:p text:style-name="P3"><text:span text:style-name="T6">"</text:span><text:span text:style-name="T1">устранение неэффективности в почтовых отделениях.</text:span><text:span text:style-name="T4"> </text:span><text:span text:style-name="T6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08:17:17.072000000</meta:creation-date>
    <dc:date>2016-09-06T08:22:38.301000000</dc:date>
    <meta:editing-duration>PT5M21S</meta:editing-duration>
    <meta:editing-cycles>1</meta:editing-cycles>
    <meta:document-statistic meta:table-count="0" meta:image-count="0" meta:object-count="0" meta:page-count="1" meta:paragraph-count="15" meta:word-count="115" meta:character-count="917" meta:non-whitespace-character-count="816"/>
    <meta:generator>LibreOffice/5.2.0.4$Windows_X86_64 LibreOffice_project/066b007f5ebcc236395c7d282ba488bca6720265</meta:generator>
  </office:meta>
</office:document-meta>
</file>